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pple-system" svg:font-family="apple-system, BlinkMacSystemFont, 'Segoe UI', Roboto, 'Apple Color Emoji', Helvetica, Arial, sans-serif, 'Segoe UI Emoji', 'Segoe UI Symbol'"/>
    <style:font-face style:name="apple-system1" svg:font-family="apple-system, BlinkMacSystemFont, 'Segoe UI', Roboto, Helvetica, Arial, sans-serif, 'Apple Color Emoji', 'Segoe UI Emoji', 'Segoe UI Symbol'"/>
    <style:font-face style:name="system-ui" svg:font-family="system-ui, apple-system, 'Segoe UI', Roboto, Ubuntu, Cantarell, 'Noto Sans', sans-serif, Ari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style:font-name="Liberation Sans" fo:font-size="12pt" fo:font-style="normal" style:text-underline-style="none" officeooo:rsid="00815903" officeooo:paragraph-rsid="00815903" style:font-name-asian="Nimbus Mono L" style:font-size-asian="12pt" style:font-style-asian="normal" style:font-name-complex="Liberation Mono" style:font-size-complex="12pt" style:font-style-complex="normal"/>
    </style:style>
    <style:style style:name="P2" style:family="paragraph" style:parent-style-name="Preformatted_20_Text">
      <style:text-properties style:font-name="Liberation Sans" fo:font-size="12pt" fo:font-style="normal" style:text-underline-style="none" officeooo:rsid="00a32432" officeooo:paragraph-rsid="00a32432" style:font-name-asian="Nimbus Mono L" style:font-size-asian="12pt" style:font-style-asian="normal" style:font-name-complex="Liberation Mono" style:font-size-complex="12pt" style:font-style-complex="normal"/>
    </style:style>
    <style:style style:name="P3" style:family="paragraph" style:parent-style-name="Preformatted_20_Text">
      <style:text-properties style:font-name="Liberation Serif" fo:font-size="12pt" fo:font-style="normal" style:text-underline-style="none" fo:font-weight="bold" officeooo:rsid="00083d4b" officeooo:paragraph-rsid="003b3a05" style:font-size-asian="12pt" style:font-style-asian="normal" style:font-weight-asian="bold" style:font-size-complex="12pt" style:font-style-complex="normal" style:font-weight-complex="bold"/>
    </style:style>
    <style:style style:name="P4" style:family="paragraph" style:parent-style-name="Preformatted_20_Text">
      <style:text-properties style:font-name="Liberation Serif" fo:font-size="12pt" fo:font-style="normal" style:text-underline-style="none" fo:font-weight="bold" officeooo:rsid="00083d4b" officeooo:paragraph-rsid="0045ab15" style:font-size-asian="12pt" style:font-style-asian="normal" style:font-weight-asian="bold" style:font-size-complex="12pt" style:font-style-complex="normal" style:font-weight-complex="bold"/>
    </style:style>
    <style:style style:name="P5" style:family="paragraph" style:parent-style-name="Preformatted_20_Text">
      <style:text-properties style:font-name="Liberation Serif" fo:font-size="12pt" fo:font-style="normal" style:text-underline-style="none" fo:font-weight="bold" officeooo:rsid="00083d4b" officeooo:paragraph-rsid="00083d4b" style:font-size-asian="12pt" style:font-style-asian="normal" style:font-weight-asian="bold" style:font-size-complex="12pt" style:font-style-complex="normal" style:font-weight-complex="bold"/>
    </style:style>
    <style:style style:name="P6" style:family="paragraph" style:parent-style-name="Preformatted_20_Text">
      <style:text-properties style:font-name="Liberation Serif" fo:font-size="12pt" fo:font-style="normal" style:text-underline-style="none" officeooo:rsid="0045ab15" officeooo:paragraph-rsid="005cfd1e" style:font-name-asian="Nimbus Mono L" style:font-size-asian="12pt" style:font-style-asian="normal" style:font-name-complex="Liberation Mono" style:font-size-complex="12pt" style:font-style-complex="normal"/>
    </style:style>
    <style:style style:name="P7" style:family="paragraph" style:parent-style-name="Preformatted_20_Text">
      <style:paragraph-properties fo:text-align="center" style:justify-single-word="false"/>
      <style:text-properties officeooo:paragraph-rsid="00083d4b"/>
    </style:style>
    <style:style style:name="P8" style:family="paragraph" style:parent-style-name="Preformatted_20_Text">
      <style:text-properties officeooo:paragraph-rsid="00aaf464"/>
    </style:style>
    <style:style style:name="P9"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10" style:family="paragraph" style:parent-style-name="Preformatted_20_Text">
      <style:text-properties style:font-name="Liberation Sans" fo:font-size="12pt" fo:font-style="normal" style:text-underline-style="none" officeooo:rsid="00aaf464" officeooo:paragraph-rsid="00aaf464" style:font-name-asian="Nimbus Mono L" style:font-size-asian="12pt" style:font-style-asian="normal" style:font-name-complex="Liberation Mono" style:font-size-complex="12pt" style:font-style-complex="normal"/>
    </style:style>
    <style:style style:name="P11" style:family="paragraph" style:parent-style-name="Preformatted_20_Text">
      <style:text-properties style:font-name="Liberation Sans" fo:font-size="12pt" fo:font-style="normal" style:text-underline-style="none" officeooo:rsid="009cf9f6" officeooo:paragraph-rsid="006ab9d7" fo:background-color="transparent" style:font-name-asian="Nimbus Mono L" style:font-size-asian="12pt" style:font-style-asian="normal" style:font-name-complex="Liberation Mono" style:font-size-complex="12pt" style:font-style-complex="normal"/>
    </style:style>
    <style:style style:name="P12" style:family="paragraph" style:parent-style-name="Preformatted_20_Text">
      <style:text-properties officeooo:paragraph-rsid="00b2f88f"/>
    </style:style>
    <style:style style:name="P13" style:family="paragraph" style:parent-style-name="Preformatted_20_Text">
      <style:text-properties officeooo:paragraph-rsid="00aaf464"/>
    </style:style>
    <style:style style:name="P14" style:family="paragraph" style:parent-style-name="Preformatted_20_Text">
      <style:text-properties officeooo:paragraph-rsid="00b05fed" fo:background-color="transparent"/>
    </style:style>
    <style:style style:name="P15" style:family="paragraph" style:parent-style-name="Preformatted_20_Text">
      <style:text-properties officeooo:paragraph-rsid="006ab9d7"/>
    </style:style>
    <style:style style:name="P16" style:family="paragraph" style:parent-style-name="Preformatted_20_Text">
      <loext:graphic-properties draw:fill="none"/>
      <style:paragraph-properties fo:margin-left="0cm" fo:margin-right="0cm" fo:margin-top="0cm" fo:margin-bottom="0cm" loext:contextual-spacing="false" fo:text-indent="0cm" style:auto-text-indent="false" fo:background-color="transparent"/>
      <style:text-properties officeooo:paragraph-rsid="008739fd"/>
    </style:style>
    <style:style style:name="P17" style:family="paragraph" style:parent-style-name="Standard">
      <loext:graphic-properties draw:fill="none"/>
      <style:paragraph-properties fo:margin-left="2.499cm" fo:margin-right="0cm" fo:margin-top="0cm" fo:margin-bottom="0cm" loext:contextual-spacing="false" fo:text-indent="0cm" style:auto-text-indent="false" fo:background-color="transparent"/>
      <style:text-properties fo:font-style="italic" officeooo:paragraph-rsid="00815903" style:font-style-asian="italic" style:font-style-complex="italic"/>
    </style:style>
    <style:style style:name="T1" style:family="text">
      <style:text-properties style:font-name="Liberation Sans" fo:font-size="12pt" fo:font-style="normal" style:text-underline-style="none" officeooo:rsid="00083d4b" style:font-size-asian="12pt" style:font-style-asian="normal" style:font-size-complex="12pt" style:font-style-complex="normal"/>
    </style:style>
    <style:style style:name="T2" style:family="text">
      <style:text-properties style:font-name="Liberation Sans" fo:font-size="12pt" fo:font-style="normal" style:text-underline-style="none" officeooo:rsid="004b462a" style:font-size-asian="12pt" style:font-style-asian="normal" style:font-size-complex="12pt" style:font-style-complex="normal"/>
    </style:style>
    <style:style style:name="T3" style:family="text">
      <style:text-properties style:font-name="Liberation Sans" fo:font-size="12pt" fo:font-style="normal" style:text-underline-style="none" officeooo:rsid="003e7444" style:font-size-asian="12pt" style:font-style-asian="normal" style:font-size-complex="12pt" style:font-style-complex="normal"/>
    </style:style>
    <style:style style:name="T4" style:family="text">
      <style:text-properties style:font-name="Liberation Sans" fo:font-size="12pt" fo:font-style="normal" style:text-underline-style="none" officeooo:rsid="0065393a" style:font-size-asian="12pt" style:font-style-asian="normal" style:font-size-complex="12pt" style:font-style-complex="normal"/>
    </style:style>
    <style:style style:name="T5" style:family="text">
      <style:text-properties style:font-name="Liberation Sans" fo:font-size="12pt" fo:font-style="normal" style:text-underline-style="none" officeooo:rsid="006c5bdd" style:font-size-asian="12pt" style:font-style-asian="normal" style:font-size-complex="12pt" style:font-style-complex="normal"/>
    </style:style>
    <style:style style:name="T6" style:family="text">
      <style:text-properties style:font-name="Liberation Sans" fo:font-size="12pt" fo:font-style="normal" style:text-underline-style="none" officeooo:rsid="00986c6b" style:font-size-asian="12pt" style:font-style-asian="normal" style:font-size-complex="12pt" style:font-style-complex="normal"/>
    </style:style>
    <style:style style:name="T7" style:family="text">
      <style:text-properties style:font-name="Liberation Sans" fo:font-size="12pt" fo:font-style="normal" style:text-underline-style="none" officeooo:rsid="00b05fed" style:font-size-asian="12pt" style:font-style-asian="normal" style:font-size-complex="12pt" style:font-style-complex="normal"/>
    </style:style>
    <style:style style:name="T8" style:family="text">
      <style:text-properties style:font-name="Liberation Sans" fo:font-size="12pt" fo:font-style="normal" style:text-underline-style="none" style:font-name-asian="Nimbus Mono L" style:font-size-asian="12pt" style:font-style-asian="normal" style:font-name-complex="Liberation Mono" style:font-size-complex="12pt" style:font-style-complex="normal"/>
    </style:style>
    <style:style style:name="T9" style:family="text">
      <style:text-properties style:font-name="Liberation Sans" fo:font-size="12pt" fo:font-style="normal" style:text-underline-style="none" officeooo:rsid="004b462a" style:font-name-asian="Nimbus Mono L" style:font-size-asian="12pt" style:font-style-asian="normal" style:font-name-complex="Liberation Mono" style:font-size-complex="12pt" style:font-style-complex="normal"/>
    </style:style>
    <style:style style:name="T10" style:family="text">
      <style:text-properties style:font-name="Liberation Sans" fo:font-size="12pt" fo:font-style="normal" style:text-underline-style="none" officeooo:rsid="006e4f97" style:font-name-asian="Nimbus Mono L" style:font-size-asian="12pt" style:font-style-asian="normal" style:font-name-complex="Liberation Mono" style:font-size-complex="12pt" style:font-style-complex="normal"/>
    </style:style>
    <style:style style:name="T11" style:family="text">
      <style:text-properties style:font-name="Liberation Sans" fo:font-size="12pt" fo:font-style="normal" style:text-underline-style="none" officeooo:rsid="00792ad0" style:font-name-asian="Nimbus Mono L" style:font-size-asian="12pt" style:font-style-asian="normal" style:font-name-complex="Liberation Mono" style:font-size-complex="12pt" style:font-style-complex="normal"/>
    </style:style>
    <style:style style:name="T12" style:family="text">
      <style:text-properties style:font-name="Liberation Sans" fo:font-size="12pt" fo:font-style="normal" style:text-underline-style="none" officeooo:rsid="0085ab49" style:font-name-asian="Nimbus Mono L" style:font-size-asian="12pt" style:font-style-asian="normal" style:font-name-complex="Liberation Mono" style:font-size-complex="12pt" style:font-style-complex="normal"/>
    </style:style>
    <style:style style:name="T13" style:family="text">
      <style:text-properties style:font-name="Liberation Sans" fo:font-size="12pt" fo:font-style="normal" style:text-underline-style="none" officeooo:rsid="0092349a" style:font-name-asian="Nimbus Mono L" style:font-size-asian="12pt" style:font-style-asian="normal" style:font-name-complex="Liberation Mono" style:font-size-complex="12pt" style:font-style-complex="normal"/>
    </style:style>
    <style:style style:name="T14" style:family="text">
      <style:text-properties style:font-name="Liberation Sans" fo:font-size="12pt" fo:font-style="normal" style:text-underline-style="none" officeooo:rsid="00930387" style:font-name-asian="Nimbus Mono L" style:font-size-asian="12pt" style:font-style-asian="normal" style:font-name-complex="Liberation Mono" style:font-size-complex="12pt" style:font-style-complex="normal"/>
    </style:style>
    <style:style style:name="T15" style:family="text">
      <style:text-properties style:font-name="Liberation Sans" fo:font-size="12pt" fo:font-style="normal" style:text-underline-style="none" officeooo:rsid="0094c50c" style:font-name-asian="Nimbus Mono L" style:font-size-asian="12pt" style:font-style-asian="normal" style:font-name-complex="Liberation Mono" style:font-size-complex="12pt" style:font-style-complex="normal"/>
    </style:style>
    <style:style style:name="T16" style:family="text">
      <style:text-properties style:font-name="Liberation Sans" fo:font-size="12pt" fo:font-style="normal" style:text-underline-style="none" officeooo:rsid="00964801" style:font-name-asian="Nimbus Mono L" style:font-size-asian="12pt" style:font-style-asian="normal" style:font-name-complex="Liberation Mono" style:font-size-complex="12pt" style:font-style-complex="normal"/>
    </style:style>
    <style:style style:name="T17" style:family="text">
      <style:text-properties style:font-name="Liberation Sans" fo:font-size="12pt" fo:font-style="normal" style:text-underline-style="none" officeooo:rsid="00986c6b" style:font-name-asian="Nimbus Mono L" style:font-size-asian="12pt" style:font-style-asian="normal" style:font-name-complex="Liberation Mono" style:font-size-complex="12pt" style:font-style-complex="normal"/>
    </style:style>
    <style:style style:name="T18" style:family="text">
      <style:text-properties style:font-name="Liberation Sans" fo:font-size="12pt" fo:font-style="normal" style:text-underline-style="none" officeooo:rsid="0098c02f" style:font-name-asian="Nimbus Mono L" style:font-size-asian="12pt" style:font-style-asian="normal" style:font-name-complex="Liberation Mono" style:font-size-complex="12pt" style:font-style-complex="normal"/>
    </style:style>
    <style:style style:name="T19" style:family="text">
      <style:text-properties style:font-name="Liberation Sans" fo:font-size="12pt" fo:font-style="normal" style:text-underline-style="none" officeooo:rsid="009cf9f6" style:font-name-asian="Nimbus Mono L" style:font-size-asian="12pt" style:font-style-asian="normal" style:font-name-complex="Liberation Mono" style:font-size-complex="12pt" style:font-style-complex="normal"/>
    </style:style>
    <style:style style:name="T20" style:family="text">
      <style:text-properties style:font-name="Liberation Sans" fo:font-size="12pt" fo:font-style="normal" style:text-underline-style="none" officeooo:rsid="00a10d89" style:font-name-asian="Nimbus Mono L" style:font-size-asian="12pt" style:font-style-asian="normal" style:font-name-complex="Liberation Mono" style:font-size-complex="12pt" style:font-style-complex="normal"/>
    </style:style>
    <style:style style:name="T21" style:family="text">
      <style:text-properties style:font-name="Liberation Sans" fo:font-size="12pt" fo:font-style="normal" style:text-underline-style="none" officeooo:rsid="00a4d955" style:font-name-asian="Nimbus Mono L" style:font-size-asian="12pt" style:font-style-asian="normal" style:font-name-complex="Liberation Mono" style:font-size-complex="12pt" style:font-style-complex="normal"/>
    </style:style>
    <style:style style:name="T22" style:family="text">
      <style:text-properties style:font-name="Liberation Sans" fo:font-size="12pt" fo:font-style="normal" style:text-underline-style="none" officeooo:rsid="00a905cb" style:font-name-asian="Nimbus Mono L" style:font-size-asian="12pt" style:font-style-asian="normal" style:font-name-complex="Liberation Mono" style:font-size-complex="12pt" style:font-style-complex="normal"/>
    </style:style>
    <style:style style:name="T23" style:family="text">
      <style:text-properties style:font-name="Liberation Sans" fo:font-size="12pt" fo:font-style="normal" style:text-underline-style="none" officeooo:rsid="00aa9cfa" style:font-name-asian="Nimbus Mono L" style:font-size-asian="12pt" style:font-style-asian="normal" style:font-name-complex="Liberation Mono" style:font-size-complex="12pt" style:font-style-complex="normal"/>
    </style:style>
    <style:style style:name="T24" style:family="text">
      <style:text-properties style:font-name="Liberation Sans" fo:font-size="12pt" fo:font-style="normal" style:text-underline-style="none" officeooo:rsid="00aaf464" style:font-name-asian="Nimbus Mono L" style:font-size-asian="12pt" style:font-style-asian="normal" style:font-name-complex="Liberation Mono" style:font-size-complex="12pt" style:font-style-complex="normal"/>
    </style:style>
    <style:style style:name="T25" style:family="text">
      <style:text-properties style:font-name="Liberation Sans" fo:font-size="12pt" fo:font-style="normal" style:text-underline-style="none" officeooo:rsid="00ab1b3c" style:font-name-asian="Nimbus Mono L" style:font-size-asian="12pt" style:font-style-asian="normal" style:font-name-complex="Liberation Mono" style:font-size-complex="12pt" style:font-style-complex="normal"/>
    </style:style>
    <style:style style:name="T26" style:family="text">
      <style:text-properties style:font-name="Liberation Sans" fo:font-size="12pt" fo:font-style="normal" style:text-underline-style="none" officeooo:rsid="00b05fed" style:font-name-asian="Nimbus Mono L" style:font-size-asian="12pt" style:font-style-asian="normal" style:font-name-complex="Liberation Mono" style:font-size-complex="12pt" style:font-style-complex="normal"/>
    </style:style>
    <style:style style:name="T27" style:family="text">
      <style:text-properties style:font-name="Liberation Sans" fo:font-size="12pt" fo:font-style="normal" style:text-underline-style="none" officeooo:rsid="006c5bdd" style:font-name-asian="Nimbus Mono L" style:font-size-asian="12pt" style:font-style-asian="normal" style:font-name-complex="Liberation Mono" style:font-size-complex="12pt" style:font-style-complex="normal"/>
    </style:style>
    <style:style style:name="T28" style:family="text">
      <style:text-properties style:font-name="Liberation Sans" fo:font-size="12pt" fo:font-style="normal" style:text-underline-style="none" officeooo:rsid="00b1e581" style:font-name-asian="Nimbus Mono L" style:font-size-asian="12pt" style:font-style-asian="normal" style:font-name-complex="Liberation Mono" style:font-size-complex="12pt" style:font-style-complex="normal"/>
    </style:style>
    <style:style style:name="T29" style:family="text">
      <style:text-properties style:font-name="Liberation Sans" fo:font-size="12pt" fo:font-style="normal" style:text-underline-style="none" officeooo:rsid="00b2f88f" style:font-name-asian="Nimbus Mono L" style:font-size-asian="12pt" style:font-style-asian="normal" style:font-name-complex="Liberation Mono" style:font-size-complex="12pt" style:font-style-complex="normal"/>
    </style:style>
    <style:style style:name="T30" style:family="text">
      <style:text-properties style:font-name="Liberation Sans" fo:font-size="12pt" fo:font-style="normal" style:text-underline-style="none" officeooo:rsid="00b3cb97" style:font-name-asian="Nimbus Mono L" style:font-size-asian="12pt" style:font-style-asian="normal" style:font-name-complex="Liberation Mono" style:font-size-complex="12pt" style:font-style-complex="normal"/>
    </style:style>
    <style:style style:name="T31" style:family="text">
      <style:text-properties style:font-name="Liberation Sans" fo:font-size="12pt" fo:font-style="normal" style:text-underline-style="none" officeooo:rsid="00b5aace" style:font-name-asian="Nimbus Mono L" style:font-size-asian="12pt" style:font-style-asian="normal" style:font-name-complex="Liberation Mono" style:font-size-complex="12pt" style:font-style-complex="normal"/>
    </style:style>
    <style:style style:name="T32" style:family="text">
      <style:text-properties style:font-name="Liberation Sans" fo:font-size="12pt" fo:font-style="normal" style:text-underline-style="none" officeooo:rsid="00b62101" style:font-name-asian="Nimbus Mono L" style:font-size-asian="12pt" style:font-style-asian="normal" style:font-name-complex="Liberation Mono" style:font-size-complex="12pt" style:font-style-complex="normal"/>
    </style:style>
    <style:style style:name="T33" style:family="text">
      <style:text-properties style:font-name="Liberation Sans" fo:font-size="12pt" fo:font-style="normal" style:text-underline-style="none" officeooo:rsid="00b70f94" style:font-name-asian="Nimbus Mono L" style:font-size-asian="12pt" style:font-style-asian="normal" style:font-name-complex="Liberation Mono" style:font-size-complex="12pt" style:font-style-complex="normal"/>
    </style:style>
    <style:style style:name="T34" style:family="text">
      <style:text-properties style:font-name="Liberation Sans" fo:font-size="12pt" fo:font-style="normal" style:text-underline-style="none" officeooo:rsid="00b7d0b8" style:font-name-asian="Nimbus Mono L" style:font-size-asian="12pt" style:font-style-asian="normal" style:font-name-complex="Liberation Mono" style:font-size-complex="12pt" style:font-style-complex="normal"/>
    </style:style>
    <style:style style:name="T35" style:family="text">
      <style:text-properties style:font-name="Liberation Sans" fo:font-size="12pt" fo:font-style="normal" style:text-underline-style="none" officeooo:rsid="00b9cc69" style:font-name-asian="Nimbus Mono L" style:font-size-asian="12pt" style:font-style-asian="normal" style:font-name-complex="Liberation Mono" style:font-size-complex="12pt" style:font-style-complex="normal"/>
    </style:style>
    <style:style style:name="T36" style:family="text">
      <style:text-properties style:font-name="Liberation Sans" fo:font-size="12pt" fo:font-style="normal" style:text-underline-style="none" officeooo:rsid="00bb0bf4" style:font-name-asian="Nimbus Mono L" style:font-size-asian="12pt" style:font-style-asian="normal" style:font-name-complex="Liberation Mono" style:font-size-complex="12pt" style:font-style-complex="normal"/>
    </style:style>
    <style:style style:name="T37" style:family="text">
      <style:text-properties style:font-name="Liberation Sans" fo:font-size="12pt" fo:font-style="normal" style:text-underline-style="none" officeooo:rsid="00b05fed" fo:background-color="transparent" loext:char-shading-value="0" style:font-size-asian="12pt" style:font-style-asian="normal" style:font-size-complex="12pt" style:font-style-complex="normal"/>
    </style:style>
    <style:style style:name="T38" style:family="text">
      <style:text-properties style:font-name="Liberation Sans" fo:font-size="12pt" fo:font-style="normal" style:text-underline-style="none" officeooo:rsid="00986c6b" fo:background-color="transparent" loext:char-shading-value="0" style:font-size-asian="12pt" style:font-style-asian="normal" style:font-size-complex="12pt" style:font-style-complex="normal"/>
    </style:style>
    <style:style style:name="T39" style:family="text">
      <style:text-properties style:font-name="Liberation Sans" fo:font-size="12pt" fo:font-style="normal" style:text-underline-style="none" officeooo:rsid="009cf9f6" fo:background-color="transparent" loext:char-shading-value="0" style:font-name-asian="Nimbus Mono L" style:font-size-asian="12pt" style:font-style-asian="normal" style:font-name-complex="Liberation Mono" style:font-size-complex="12pt" style:font-style-complex="normal"/>
    </style:style>
    <style:style style:name="T40" style:family="text">
      <style:text-properties style:font-name="Liberation Sans" fo:font-size="12pt" fo:font-style="normal" style:text-underline-style="none" officeooo:rsid="00b05fed" fo:background-color="transparent" loext:char-shading-value="0" style:font-name-asian="Nimbus Mono L" style:font-size-asian="12pt" style:font-style-asian="normal" style:font-name-complex="Liberation Mono" style:font-size-complex="12pt" style:font-style-complex="normal"/>
    </style:style>
    <style:style style:name="T41" style:family="text">
      <style:text-properties style:font-name="Liberation Sans" fo:font-size="12pt" fo:font-style="normal" style:text-underline-style="none" officeooo:rsid="00b9cc69" fo:background-color="transparent" loext:char-shading-value="0" style:font-name-asian="Nimbus Mono L" style:font-size-asian="12pt" style:font-style-asian="normal" style:font-name-complex="Liberation Mono" style:font-size-complex="12pt" style:font-style-complex="normal"/>
    </style:style>
    <style:style style:name="T42" style:family="text">
      <style:text-properties style:font-name="Liberation Sans" fo:font-size="12pt" fo:font-style="normal" style:text-underline-style="none" officeooo:rsid="0085ab49" fo:background-color="transparent" loext:char-shading-value="0" style:font-name-asian="Nimbus Mono L" style:font-size-asian="12pt" style:font-style-asian="normal" style:font-name-complex="Liberation Mono" style:font-size-complex="12pt" style:font-style-complex="normal"/>
    </style:style>
    <style:style style:name="T43" style:family="text">
      <style:text-properties style:font-name="Liberation Sans" fo:font-size="12pt" fo:font-style="normal" style:text-underline-style="none" officeooo:rsid="006c5bdd" fo:background-color="transparent" loext:char-shading-value="0" style:font-name-asian="Nimbus Mono L" style:font-size-asian="12pt" style:font-style-asian="normal" style:font-name-complex="Liberation Mono" style:font-size-complex="12pt" style:font-style-complex="normal"/>
    </style:style>
    <style:style style:name="T44" style:family="text">
      <style:text-properties style:font-name="Liberation Sans" fo:font-size="12pt" fo:font-style="normal" style:text-underline-style="none" officeooo:rsid="0094c50c" fo:background-color="transparent" loext:char-shading-value="0" style:font-name-asian="Nimbus Mono L" style:font-size-asian="12pt" style:font-style-asian="normal" style:font-name-complex="Liberation Mono" style:font-size-complex="12pt" style:font-style-complex="normal"/>
    </style:style>
    <style:style style:name="T45" style:family="text">
      <style:text-properties style:font-name="Liberation Sans" fo:font-size="12pt" fo:font-style="normal" style:text-underline-style="none" officeooo:rsid="00986c6b" fo:background-color="transparent" loext:char-shading-value="0" style:font-name-asian="Nimbus Mono L" style:font-size-asian="12pt" style:font-style-asian="normal" style:font-name-complex="Liberation Mono" style:font-size-complex="12pt" style:font-style-complex="normal"/>
    </style:style>
    <style:style style:name="T46" style:family="text">
      <style:text-properties style:font-name="Liberation Sans" fo:font-size="12pt" fo:font-style="normal" style:text-underline-style="none" officeooo:rsid="0098c02f" fo:background-color="transparent" loext:char-shading-value="0" style:font-name-asian="Nimbus Mono L" style:font-size-asian="12pt" style:font-style-asian="normal" style:font-name-complex="Liberation Mono" style:font-size-complex="12pt" style:font-style-complex="normal"/>
    </style:style>
    <style:style style:name="T47" style:family="text">
      <style:text-properties style:font-name="Liberation Sans" fo:font-size="16pt" fo:font-weight="bold" officeooo:rsid="001b99ac" style:font-size-asian="16pt" style:font-weight-asian="bold" style:font-size-complex="16pt" style:font-weight-complex="bold"/>
    </style:style>
    <style:style style:name="T48" style:family="text">
      <style:text-properties style:font-name="Liberation Sans" fo:font-size="16pt" fo:font-weight="bold" officeooo:rsid="000dd66a" style:font-size-asian="16pt" style:font-weight-asian="bold" style:font-size-complex="16pt" style:font-weight-complex="bold"/>
    </style:style>
    <style:style style:name="T49" style:family="text">
      <style:text-properties style:font-name="Liberation Sans" fo:font-size="16pt" fo:font-weight="bold" officeooo:rsid="00a7a091" style:font-size-asian="16pt" style:font-weight-asian="bold" style:font-size-complex="16pt" style:font-weight-complex="bold"/>
    </style:style>
    <style:style style:name="T50" style:family="text">
      <style:text-properties style:font-name="Liberation Sans" fo:font-size="16pt" fo:font-weight="bold" officeooo:rsid="00a7a091" style:font-name-asian="Nimbus Mono L" style:font-size-asian="16pt" style:font-weight-asian="bold" style:font-name-complex="Liberation Mono" style:font-size-complex="16pt" style:font-weight-complex="bold"/>
    </style:style>
    <style:style style:name="T51" style:family="text">
      <style:text-properties style:font-name="Liberation Sans" fo:font-size="16pt" fo:font-weight="bold" officeooo:rsid="00b1a041" style:font-name-asian="Nimbus Mono L" style:font-size-asian="16pt" style:font-weight-asian="bold" style:font-name-complex="Liberation Mono" style:font-size-complex="16pt" style:font-weight-complex="bold"/>
    </style:style>
    <style:style style:name="T52" style:family="text">
      <style:text-properties fo:font-variant="normal" fo:text-transform="none" fo:color="#202020" style:font-name="apple-system1" fo:font-size="10.5pt" fo:letter-spacing="normal" fo:font-style="normal" style:text-underline-style="none" fo:font-weight="bold" officeooo:rsid="00a905cb" style:font-name-asian="Nimbus Mono L" style:font-size-asian="12pt" style:font-style-asian="italic" style:font-weight-asian="bold" style:font-name-complex="Liberation Mono" style:font-size-complex="12pt" style:font-style-complex="italic" style:font-weight-complex="bold"/>
    </style:style>
    <style:style style:name="T53" style:family="text">
      <style:text-properties fo:font-variant="normal" fo:text-transform="none" fo:color="#202020" style:font-name="apple-system1" fo:font-size="10.5pt" fo:letter-spacing="normal" fo:font-style="normal" style:text-underline-style="none" fo:font-weight="bold" officeooo:rsid="00b1a041" style:font-name-asian="Nimbus Mono L" style:font-size-asian="12pt" style:font-style-asian="italic" style:font-weight-asian="bold" style:font-name-complex="Liberation Mono" style:font-size-complex="12pt" style:font-style-complex="italic" style:font-weight-complex="bold"/>
    </style:style>
    <style:style style:name="T54" style:family="text">
      <style:text-properties fo:font-variant="normal" fo:text-transform="none" fo:color="#000000" style:font-name="system-ui" fo:font-size="12pt" fo:letter-spacing="normal" style:text-underline-style="none" fo:font-weight="normal" officeooo:rsid="00083d4b" style:font-name-asian="Nimbus Mono L" style:font-size-asian="12pt" style:font-weight-asian="bold" style:font-name-complex="Liberation Mono" style:font-size-complex="12pt" style:font-weight-complex="bold"/>
    </style:style>
    <style:style style:name="T55" style:family="text">
      <style:text-properties fo:font-variant="normal" fo:text-transform="none" fo:color="#000000" style:font-name="system-ui" fo:font-size="12pt" fo:letter-spacing="normal" style:text-underline-style="none" fo:font-weight="normal" officeooo:rsid="00b1a041" style:font-name-asian="Nimbus Mono L" style:font-size-asian="12pt" style:font-weight-asian="bold" style:font-name-complex="Liberation Mono" style:font-size-complex="12pt" style:font-weight-complex="bold"/>
    </style:style>
    <style:style style:name="T56" style:family="text">
      <style:text-properties style:font-name-asian="Nimbus Mono L" style:font-name-complex="Liberation Mono"/>
    </style:style>
    <style:style style:name="T57" style:family="text">
      <style:text-properties officeooo:rsid="000dd66a" style:font-name-asian="Nimbus Mono L" style:font-name-complex="Liberation Mono"/>
    </style:style>
    <style:style style:name="T58" style:family="text">
      <style:text-properties officeooo:rsid="00697aa2" style:font-name-asian="Nimbus Mono L" style:font-name-complex="Liberation Mono"/>
    </style:style>
    <style:style style:name="T59" style:family="text">
      <style:text-properties officeooo:rsid="00b9cc69"/>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Prayers for our World and the Church</text:p>
      <text:p text:style-name="P7"><text:span text:style-name="T51">9th</text:span><text:span text:style-name="T47"> </text:span><text:span text:style-name="T50">January</text:span><text:span text:style-name="T47"> 20</text:span><text:span text:style-name="T48">2</text:span><text:span text:style-name="T49">2</text:span></text:p>
      <text:p text:style-name="P16"><text:span text:style-name="T52">2 </text:span><text:span text:style-name="T53">Timothy 1:</text:span><text:span text:style-name="T52">7</text:span></text:p>
      <text:p text:style-name="P17"><text:span text:style-name="T54">God </text:span><text:span text:style-name="T55">has not given</text:span><text:span text:style-name="T54"> us a spirit of fear but of power and love and self-control.</text:span></text:p>
      <text:p text:style-name="P6"/>
      <text:p text:style-name="P4">Thanks to God</text:p>
      <text:p text:style-name="P12"><text:span text:style-name="T13">Heavenly Father</text:span><text:span text:style-name="T10">, </text:span><text:span text:style-name="T22">w</text:span><text:span text:style-name="T20">e </text:span><text:span text:style-name="T28">come into Your Presence today, acknowledging that You remain ever-sovereign over our circumstances</text:span><text:span text:style-name="T20">. </text:span><text:span text:style-name="T28">We may waver but You never change, You remain faithful, purposeful and gracious towards us.</text:span></text:p>
      <text:p text:style-name="P12"><text:span text:style-name="T28"/></text:p>
      <text:p text:style-name="P12"><text:span text:style-name="T22">We honour the Lord Jesus as </text:span><text:span text:style-name="T28">the King of Kings, Whom You have installed on the throne to </text:span><text:span text:style-name="T22">reign over us. </text:span><text:span text:style-name="T14">W</text:span><text:span text:style-name="T23">e thank You that </text:span><text:span text:style-name="T29">He holds the keys of death and Hades, He is alive for evermore, and You have granted us His life and righteousness in place of our sin, rebellion and self-centredness.</text:span></text:p>
      <text:p text:style-name="P12"><text:span text:style-name="T23"/></text:p>
      <text:p text:style-name="P12"><text:span text:style-name="T29">Therefore as we </text:span><text:span text:style-name="T23">remember His victory </text:span><text:span text:style-name="T36">o</text:span><text:span text:style-name="T23">n the Cross and </text:span><text:span text:style-name="T36">in the </text:span><text:span text:style-name="T23">Resurrection, </text:span><text:span text:style-name="T29">we can lay aside any fears of what man may do to us. </text:span><text:span text:style-name="T36">Grant us courage as </text:span><text:span text:style-name="T29">we take up the power of the Holy Spirit planted within, to humbly serve others, to live lives which honour Him and </text:span><text:span text:style-name="T34">to </text:span><text:span text:style-name="T29">glorify Your Name on this Earth</text:span><text:span text:style-name="T23">.</text:span></text:p>
      <text:p text:style-name="P1"/>
      <text:p text:style-name="P3">The Wide World<text:span text:style-name="T56">...</text:span><text:span text:style-name="T57"> a</text:span><text:span text:style-name="T56">nd </text:span><text:span text:style-name="T58">in </text:span><text:span text:style-name="T56">the wider Church</text:span></text:p>
      <text:p text:style-name="P8"><text:span text:style-name="T20">We </text:span><text:span text:style-name="T24">look about this world </text:span><text:span text:style-name="T34">where leaders are perplexed at current events,</text:span><text:span text:style-name="T24"> </text:span><text:span text:style-name="T34">who</text:span><text:span text:style-name="T24"> need to </text:span><text:span text:style-name="T34">bow to</text:span><text:span text:style-name="T24"> Your Supreme Authority, and we </text:span><text:span text:style-name="T30">continue to </text:span><text:span text:style-name="T24">pray for Your </text:span><text:span text:style-name="T30">grace and </text:span><text:span text:style-name="T24">mercy. </text:span><text:span text:style-name="T33">May Your Church be seen as the bulwark of the </text:span><text:span text:style-name="T34">T</text:span><text:span text:style-name="T33">ruth, not in an arrogant way but in loving concern for those who do not acknowledge the King. Help us to bring the Good News that this King is no earthly tyrant but One Who knows us from within, Who therefore understands our every weakness, </text:span><text:span text:style-name="T34">and Who rules in Perfect love</text:span><text:span text:style-name="T33">.</text:span></text:p>
      <text:p text:style-name="P10"/>
      <text:p text:style-name="P8"><text:span text:style-name="T24">We </text:span><text:span text:style-name="T31">thank You again for Your mercy as we see</text:span><text:span text:style-name="T24"> </text:span><text:span text:style-name="T31">more evidence for </text:span><text:span text:style-name="T24">the </text:span><text:span text:style-name="T31">milder effects of the Covid omicron </text:span><text:span text:style-name="T24">variant. </text:span><text:span text:style-name="T34">As</text:span><text:span text:style-name="T24"> this latest </text:span><text:span text:style-name="T34">variant</text:span><text:span text:style-name="T24"> spread</text:span><text:span text:style-name="T32">s so rapidly</text:span><text:span text:style-name="T24"> around the world, </text:span><text:span text:style-name="T34">we pray for true wisdom for authorities </text:span><text:span text:style-name="T35">and understanding of what is required</text:span><text:span text:style-name="T24">. </text:span><text:span text:style-name="T31">We pray for wider availability of testing kits and for </text:span><text:span text:style-name="T25">c</text:span><text:span text:style-name="T31">are with their use.</text:span><text:span text:style-name="T25"> </text:span><text:span text:style-name="T31">May </text:span><text:span text:style-name="T25">we be </text:span><text:span text:style-name="T31">self-controlled and </text:span><text:span text:style-name="T25">responsible </text:span><text:span text:style-name="T32">in seeking</text:span><text:span text:style-name="T25"> our own protection, </text:span><text:span text:style-name="T31">as well as </text:span><text:span text:style-name="T32">in</text:span><text:span text:style-name="T31"> considering the needs of others around us, even </text:span><text:span text:style-name="T25">as </text:span><text:span text:style-name="T31">some restrictions have been re-introduced</text:span><text:span text:style-name="T25">.</text:span></text:p>
      <text:p text:style-name="P2"/>
      <text:p text:style-name="P5">Ashburton</text:p>
      <text:p text:style-name="P15"><text:span text:style-name="T37">Here in Ashburton, w</text:span><text:span text:style-name="T38">e </text:span><text:span text:style-name="T39">pray f</text:span><text:span text:style-name="T40">or all who are able to take a break. </text:span><text:span text:style-name="T41">W</text:span><text:span text:style-name="T40">e pray Your protection and for their safety in travel, </text:span><text:span text:style-name="T41">and that wherever they go they may be a blessing, even as they rest and refresh themselves</text:span><text:span text:style-name="T40">.</text:span></text:p>
      <text:p text:style-name="P11"/>
      <text:p text:style-name="P14"><text:span text:style-name="T11">W</text:span><text:span text:style-name="T3">e pray for </text:span><text:span text:style-name="T16">Barry</text:span><text:span text:style-name="T3"> as he preach</text:span><text:span text:style-name="T9">es Your Word </text:span><text:span text:style-name="T35">today.</text:span><text:span text:style-name="T9"> </text:span><text:span text:style-name="T16">A</text:span><text:span text:style-name="T9">s we listen </text:span><text:span text:style-name="T16">we pray for </text:span><text:span text:style-name="T21">wisdom and discernment, that we may</text:span><text:span text:style-name="T16"> live according to Your Word, </text:span><text:span text:style-name="T26">g</text:span><text:span text:style-name="T35">row</text:span><text:span text:style-name="T26"> stronger in our faith and bring honour to the Name of Jesus, </text:span><text:span text:style-name="T35">the King of Kings, </text:span><text:span text:style-name="T26">in Whose Name </text:span><text:span text:style-name="T4">we pray </text:span><text:span text:style-name="T5">all these things</text:span><text:span text:style-name="T2">,</text:span><text:span text:style-name="T1"> Ame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pple-system" svg:font-family="apple-system, BlinkMacSystemFont, 'Segoe UI', Roboto, 'Apple Color Emoji', Helvetica, Arial, sans-serif, 'Segoe UI Emoji', 'Segoe UI Symbol'"/>
    <style:font-face style:name="apple-system1" svg:font-family="apple-system, BlinkMacSystemFont, 'Segoe UI', Roboto, Helvetica, Arial, sans-serif, 'Apple Color Emoji', 'Segoe UI Emoji', 'Segoe UI Symbol'"/>
    <style:font-face style:name="system-ui" svg:font-family="system-ui, apple-system, 'Segoe UI', Roboto, Ubuntu, Cantarell, 'Noto Sans', sans-serif, Ari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661cm" fo:margin-bottom="0.949cm" fo:margin-left="1.164cm" fo:margin-right="1.34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8-19T22:13:24.049238324</meta:creation-date>
    <dc:date>2022-01-08T21:56:31.614106729</dc:date>
    <meta:editing-duration>PT7H7M6S</meta:editing-duration>
    <meta:editing-cycles>79</meta:editing-cycles>
    <meta:generator>LibreOffice/6.4.7.2$Linux_X86_64 LibreOffice_project/40$Build-2</meta:generator>
    <meta:print-date>2021-01-30T16:02:32.952449610</meta:print-date>
    <meta:document-statistic meta:table-count="0" meta:image-count="0" meta:object-count="0" meta:page-count="1" meta:paragraph-count="14" meta:word-count="458" meta:character-count="2473" meta:non-whitespace-character-count="2029"/>
  </office:meta>
</office:document-meta>
</file>